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212*"/>
    </style:style>
    <style:style style:name="Table2.B" style:family="table-column">
      <style:table-column-properties style:rel-column-width="51322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p text:style-name="Title">GetOutputElement</text:p>
      <text:p text:style-name="P1">GetOutputElement <text:s text:c="1"/>// Operation to select a unique output from an op</text:p>
      <text:h text:style-name="Heading_20_1" text:outline-level="1">Description</text:h>
      <text:p text:style-name="First_20_paragraph">Accesses an output of a nod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n</text:span></text:p>
          </table:table-cell>
          <table:table-cell table:style-name="Table2.A1" office:value-type="string">
            <text:p text:style-name="Table_20_Contents">The output number from the node <text:span text:style-name="Source_Text">arg</text:span>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Depends on arg</text:p>
          </table:table-cell>
          <table:table-cell table:style-name="Table3.A1" office:value-type="string">
            <text:p text:style-name="Table_20_Contents">Depends on arg</text:p>
          </table:table-cell>
        </table:table-row>
      </table:table>
      <text:h text:style-name="Heading_20_1" text:outline-level="1">C++ Interface</text:h>
      <text:p text:style-name="First_20_paragraph">ngraph::op::v0::GetOutputEl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tOutputElement</dc:title>
  </office:meta>
</office:document-meta>
</file>